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Liberation Serif1" svg:font-family="'Liberation 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fo:font-weight="normal"/>
    </style:style>
    <style:style style:name="P2" style:family="paragraph" style:parent-style-name="Text_20_body">
      <style:paragraph-properties fo:margin-top="0in" fo:margin-bottom="0in" loext:contextual-spacing="false" fo:line-height="120%" style:writing-mode="lr-tb"/>
      <style:text-properties fo:font-variant="normal" fo:text-transform="none" fo:color="#000000" style:font-name="Liberation Serif1" fo:font-size="12pt" fo:font-style="normal" style:text-underline-style="solid" style:text-underline-width="auto" style:text-underline-color="font-color" fo:font-weight="bold" fo:background-color="transparent"/>
    </style:style>
    <style:style style:name="P3" style:family="paragraph" style:parent-style-name="Text_20_body">
      <style:paragraph-properties fo:margin-top="0in" fo:margin-bottom="0in" loext:contextual-spacing="false" fo:line-height="120%" style:writing-mode="lr-tb"/>
      <style:text-properties fo:font-variant="normal" fo:text-transform="none" fo:color="#000000" style:text-line-through-style="none" style:text-line-through-type="none" style:font-name="Liberation Serif1" fo:font-size="12pt" fo:font-style="normal" style:text-underline-style="none" fo:font-weight="normal" style:text-blinking="false" fo:background-color="transparent"/>
    </style:style>
    <style:style style:name="P4" style:family="paragraph" style:parent-style-name="Text_20_body">
      <style:paragraph-properties fo:margin-top="0in" fo:margin-bottom="0in" loext:contextual-spacing="false" fo:line-height="120%" style:writing-mode="lr-tb"/>
      <style:text-properties fo:font-variant="normal" fo:text-transform="none" fo:color="#000000" style:text-line-through-style="none" style:text-line-through-type="none" style:text-underline-style="none" officeooo:paragraph-rsid="00097e63" style:text-blinking="false" fo:background-color="transparent"/>
    </style:style>
    <style:style style:name="P5" style:family="paragraph" style:parent-style-name="Text_20_body">
      <style:paragraph-properties fo:margin-top="0in" fo:margin-bottom="0in" loext:contextual-spacing="false" fo:line-height="120%" style:writing-mode="lr-tb"/>
    </style:style>
    <style:style style:name="P6" style:family="paragraph" style:parent-style-name="Text_20_body">
      <style:paragraph-properties fo:margin-left="0in" fo:margin-right="0in" fo:margin-top="0in" fo:margin-bottom="0in" loext:contextual-spacing="false" fo:line-height="120%" fo:text-indent="0.5in" style:auto-text-indent="false" style:writing-mode="lr-tb"/>
      <style:text-properties fo:font-weight="normal"/>
    </style:style>
    <style:style style:name="P7" style:family="paragraph" style:parent-style-name="Text_20_body">
      <style:paragraph-properties fo:margin-left="0in" fo:margin-right="0in" fo:margin-top="0in" fo:margin-bottom="0in" loext:contextual-spacing="false" fo:line-height="120%" fo:text-indent="0.5in" style:auto-text-indent="false" style:writing-mode="lr-tb"/>
      <style:text-properties fo:font-variant="normal" fo:text-transform="none" fo:color="#0a0a0a" style:text-line-through-style="none" style:text-line-through-type="none" style:font-name="Arial" fo:font-size="12pt" fo:font-style="normal" style:text-underline-style="none" fo:font-weight="normal" style:text-blinking="false" fo:background-color="transparent"/>
    </style:style>
    <style:style style:name="P8" style:family="paragraph" style:parent-style-name="Text_20_body">
      <style:paragraph-properties fo:margin-left="0.5in" fo:margin-right="0in" fo:margin-top="0in" fo:margin-bottom="0in" loext:contextual-spacing="false" fo:line-height="120%" fo:text-indent="0in" style:auto-text-indent="false" style:writing-mode="lr-tb"/>
      <style:text-properties fo:font-variant="normal" fo:text-transform="none" fo:color="#000000" style:text-line-through-style="none" style:text-line-through-type="none" style:text-underline-style="none" style:text-blinking="false" fo:background-color="transparent"/>
    </style:style>
    <style:style style:name="P9" style:family="paragraph" style:parent-style-name="Text_20_body">
      <style:paragraph-properties fo:margin-left="0.5in" fo:margin-right="0in" fo:margin-top="0in" fo:margin-bottom="0in" loext:contextual-spacing="false" fo:line-height="120%" fo:text-indent="0in" style:auto-text-indent="false" style:writing-mode="lr-tb"/>
      <style:text-properties fo:font-variant="normal" fo:text-transform="none" fo:color="#000000" style:text-line-through-style="none" style:text-line-through-type="none" style:font-name="Liberation Serif1" fo:font-size="12pt" fo:font-style="normal" style:text-underline-style="none" fo:font-weight="normal" style:text-blinking="false" fo:background-color="transparent"/>
    </style:style>
    <style:style style:name="P10" style:family="paragraph" style:parent-style-name="Text_20_body" style:list-style-name="L1">
      <loext:graphic-properties draw:fill="none" draw:fill-color="#ffffff"/>
      <style:paragraph-properties fo:margin-top="0in" fo:margin-bottom="0in" loext:contextual-spacing="false" fo:line-height="120%" fo:background-color="transparent" fo:padding="0in" fo:border="none" style:writing-mode="lr-tb"/>
      <style:text-properties fo:font-variant="normal" fo:text-transform="none" fo:color="#000000" style:text-line-through-style="none" style:text-line-through-type="none" style:font-name="Liberation Serif1" fo:font-size="12pt" fo:font-style="normal" style:text-underline-style="none" fo:font-weight="normal" style:text-blinking="false" fo:background-color="transparent"/>
    </style:style>
    <style:style style:name="P11" style:family="paragraph" style:parent-style-name="Text_20_body" style:list-style-name="L2">
      <loext:graphic-properties draw:fill="none" draw:fill-color="#ffffff"/>
      <style:paragraph-properties fo:margin-top="0in" fo:margin-bottom="0in" loext:contextual-spacing="false" fo:line-height="120%" fo:background-color="transparent" fo:padding="0in" fo:border="none" style:writing-mode="lr-tb"/>
      <style:text-properties fo:font-variant="normal" fo:text-transform="none" fo:color="#000000" style:text-line-through-style="none" style:text-line-through-type="none" style:font-name="Liberation Serif1" fo:font-size="12pt" fo:font-style="normal" style:text-underline-style="none" fo:font-weight="normal" style:text-blinking="false" fo:background-color="transparent"/>
    </style:style>
    <style:style style:name="T1" style:family="text">
      <style:text-properties fo:font-variant="normal" fo:text-transform="none" fo:color="#000000" style:text-line-through-style="none" style:text-line-through-type="none" style:font-name="Liberation Serif1" fo:font-size="12pt" fo:font-style="normal" style:text-underline-style="none" style:text-blinking="false" fo:background-color="transparent" loext:char-shading-value="0"/>
    </style:style>
    <style:style style:name="T2" style:family="text">
      <style:text-properties fo:font-variant="normal" fo:text-transform="none" fo:color="#000000" style:text-line-through-style="none" style:text-line-through-type="none" style:font-name="Liberation Serif1" fo:font-size="12pt" fo:font-style="normal" style:text-underline-style="none" fo:font-weight="normal" style:text-blinking="false" fo:background-color="transparent" loext:char-shading-value="0"/>
    </style:style>
    <style:style style:name="T3" style:family="text">
      <style:text-properties fo:font-variant="normal" fo:text-transform="none" fo:color="#000000" style:text-line-through-style="none" style:text-line-through-type="none" style:font-name="Liberation Serif1" fo:font-size="12pt" fo:font-style="normal" style:text-underline-style="none" fo:font-weight="normal" officeooo:rsid="000aed3e" style:text-blinking="false" fo:background-color="transparent" loext:char-shading-value="0"/>
    </style:style>
    <style:style style:name="T4" style:family="text">
      <style:text-properties fo:font-variant="normal" fo:text-transform="none" fo:color="#0a0a0a" style:text-line-through-style="none" style:text-line-through-type="none" style:font-name="Arial" fo:font-size="12pt" fo:font-style="normal" style:text-underline-style="none" style:text-blinking="false" fo:background-color="transparent" loext:char-shading-value="0"/>
    </style:style>
    <style:style style:name="T5" style:family="text">
      <style:text-properties style:font-name="Liberation Serif1" fo:font-size="12pt" fo:font-style="normal" fo:font-weight="normal"/>
    </style:style>
    <style:style style:name="T6" style:family="text">
      <style:text-properties officeooo:rsid="000dcaeb"/>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text:start-value="4">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bookmark text:name="docs-internal-guid-9497b831-7fff-0d51-6544-8d03fd046882"/>1. State your question -</text:p>
      <text:p text:style-name="Text_20_body"/>
      <text:p text:style-name="P6"><text:span text:style-name="T1">Frank Zhao senior director of S</text:span><text:span text:style-name="T4">&amp;P Global Market Intelligence’s Quantamental Research group uses Natural Language Processing to find additive processes to preexisting financial theories.</text:span></text:p>
      <text:p text:style-name="P7">Are there signs in words used by executive officers in Quarterly Earnings reports that can be used in conjunction to traditional analysis for insightful trading practices? </text:p>
      <text:p text:style-name="Text_20_body"/>
      <text:p text:style-name="P2">2. Data sets -</text:p>
      <text:p text:style-name="P3">Webscrape quarterly earnings reports for multiple privately traded companies. </text:p>
      <text:p text:style-name="Text_20_body"/>
      <text:p text:style-name="P3">Features: Tf-idf</text:p>
      <text:p text:style-name="P3">Labels: stock movements</text:p>
      <text:p text:style-name="Text_20_body"/>
      <text:p text:style-name="P2">3. Minimal viable product -</text:p>
      <text:p text:style-name="P2">MVP-</text:p>
      <text:list xml:id="list1112831990" text:style-name="L1">
        <text:list-item>
          <text:p text:style-name="P10">Create a NLP pipeline to clean and create features</text:p>
        </text:list-item>
        <text:list-item>
          <text:p text:style-name="P10">Do basic EDA on words used</text:p>
        </text:list-item>
        <text:list-item>
          <text:p text:style-name="P10">Create a supervised model where labels are the stock movement (in excess of S&amp;P movement) in the quarter after or before earnings where announced.</text:p>
        </text:list-item>
      </text:list>
      <text:p text:style-name="P2">MVP+ -</text:p>
      <text:list xml:id="list2460508057" text:style-name="L2">
        <text:list-item>
          <text:p text:style-name="P11">Fine tune model</text:p>
        </text:list-item>
        <text:list-item>
          <text:p text:style-name="P11">Create an unsupervised model to extract more meaningful EDA. </text:p>
        </text:list-item>
      </text:list>
      <text:p text:style-name="P1"><text:line-break/><text:line-break/></text:p>
      <text:p text:style-name="P5"><text:span text:style-name="T2">Disclaimer; the goal of this project is not to find the next booming tech stock. This project aims to employ NLP to increase the likelihood of consistently beating average market growth. In the case of this project we’ll be using </text:span><text:span text:style-name="T3">VGT, Vangaurds Technology index. </text:span></text:p>
      <text:p text:style-name="P4"><text:tab/> <text:span text:style-name="T5">1. Measure language complexity.  Type Token Ratio- unique words/total words. Readability Score - Flesch-Kincaid test or Gunning Fog Scale. </text:span></text:p>
      <text:p text:style-name="P9">https://readable.com/blog/the-flesch-reading-ease-and-flesch-kincaid-grade-level/“While the fog index is a good sign of hard-to-read text, it has limits. Not all complex words are difficult. For example, "interesting" is not generally thought to be a difficult word, although it has three syllables (after omitting the common -ing suffix). A short word can be difficult if it is not used very often by most people. The frequency with which words are in normal use affects the readability of text.”</text:p>
      <text:p text:style-name="P9">https://pypi.org/project/textstat/</text:p>
      <text:p text:style-name="P8">    <text:span text:style-name="T5">2. Clean data. Stop words, lemmitization, stemming, object standardization, acronyms.</text:span></text:p>
      <text:p text:style-name="P8"><text:soft-page-break/>    <text:span text:style-name="T5">3. Public financial dictionary for sentimental analysis- Loughran-McDonald dictionary</text:span></text:p>
      <text:p text:style-name="P8">    <text:span text:style-name="T5">4. https://sraf.nd.edu/textual-analysis/</text:span></text:p>
      <text:p text:style-name="P8">    <text:span text:style-name="T5">5. Compare language in Earnings Call to Earnings report?</text:span></text:p>
      <text:p text:style-name="P1"><text:line-break/><text:line-break/></text:p>
      <text:p text:style-name="P3">Officers are not allowed to lie in Earnings Calls. When put on the spot, you never know how they will use words to cloud or ambiguate their message. Bigger words tend to lead to hiding information. </text:p>
      <text:p text:style-name="Text_20_body"/>
      <text:p text:style-name="Text_20_body"><text:span text:style-name="T6">Confidence Intervals?</text:span><text:line-break/></text:p>
      <text:p text:style-name="Text_20_body"><text:line-break/></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Liberation Serif1" svg:font-family="'Liberation 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3-29T12:58:55.307569928</meta:creation-date>
    <dc:date>2021-03-30T13:44:32.659611970</dc:date>
    <meta:editing-duration>PT3H55M18S</meta:editing-duration>
    <meta:editing-cycles>5</meta:editing-cycles>
    <meta:generator>LibreOffice/6.4.6.2$Linux_X86_64 LibreOffice_project/40$Build-2</meta:generator>
    <meta:document-statistic meta:table-count="0" meta:image-count="0" meta:object-count="0" meta:page-count="2" meta:paragraph-count="28" meta:word-count="342" meta:character-count="2299" meta:non-whitespace-character-count="1956"/>
  </office:meta>
</office:document-meta>
</file>